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Liberation Serif1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  <style:text-properties fo:font-size="10pt" fo:language="en" fo:country="US"/>
    </style:style>
    <style:style style:name="P2" style:family="paragraph" style:parent-style-name="Preformatted_20_Text">
      <style:paragraph-properties fo:text-align="start" style:justify-single-word="false" style:writing-mode="lr-tb"/>
      <style:text-properties style:font-name="DejaVu Sans Mono" fo:font-size="10pt" fo:language="en" fo:country="US" fo:font-weight="normal"/>
    </style:style>
    <style:style style:name="P3" style:family="paragraph" style:parent-style-name="Heading_20_1">
      <style:paragraph-properties fo:text-align="start" style:justify-single-word="false" style:writing-mode="lr-tb"/>
      <style:text-properties fo:language="en" fo:country="US"/>
    </style:style>
    <style:style style:name="P4" style:family="paragraph" style:parent-style-name="Normal">
      <style:paragraph-properties fo:text-align="start" style:justify-single-word="false" style:writing-mode="lr-tb"/>
      <style:text-properties fo:language="en" fo:country="US"/>
    </style:style>
    <style:style style:name="P5" style:family="paragraph" style:parent-style-name="Text_20_body">
      <style:paragraph-properties fo:text-align="justify" style:justify-single-word="false"/>
      <style:text-properties fo:language="en" fo:country="US"/>
    </style:style>
    <style:style style:name="P6" style:family="paragraph" style:parent-style-name="Normal">
      <style:paragraph-properties fo:text-align="justify" style:justify-single-word="false" fo:padding-left="0.0291in" fo:padding-right="0.0291in" fo:padding-top="0.0291in" fo:padding-bottom="0in" fo:border-left="none" fo:border-right="none" fo:border-top="none" fo:border-bottom="0.99pt solid #000000"/>
      <style:text-properties fo:language="en" fo:country="US"/>
    </style:style>
    <style:style style:name="P7" style:family="paragraph" style:parent-style-name="Normal">
      <style:paragraph-properties fo:text-align="justify" style:justify-single-word="false"/>
      <style:text-properties fo:language="en" fo:country="US"/>
    </style:style>
    <style:style style:name="P8" style:family="paragraph" style:parent-style-name="Heading_20_3">
      <style:paragraph-properties fo:text-align="justify" style:justify-single-word="false"/>
      <style:text-properties fo:language="en" fo:country="US"/>
    </style:style>
    <style:style style:name="P9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style:writing-mode="lr-tb"/>
    </style:style>
    <style:style style:name="P10" style:family="paragraph" style:parent-style-name="Normal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</style:style>
    <style:style style:name="P11" style:family="paragraph" style:parent-style-name="Preformatted_20_Text">
      <style:text-properties fo:font-size="10pt" fo:language="en" fo:country="US"/>
    </style:style>
    <style:style style:name="P12" style:family="paragraph" style:parent-style-name="Heading_20_3">
      <style:paragraph-properties fo:text-align="justify" style:justify-single-word="false"/>
      <style:text-properties style:font-name="Nimbus Sans L" fo:font-size="14pt" fo:language="en" fo:country="US"/>
    </style:style>
    <style:style style:name="P13" style:family="paragraph" style:parent-style-name="Standard" style:list-style-name="L1">
      <style:paragraph-properties fo:margin-left="0.5in" fo:margin-right="0in" fo:margin-top="0in" fo:margin-bottom="0.0835in" fo:text-align="justify" style:justify-single-word="false" fo:text-indent="0in" style:auto-text-indent="false" style:writing-mode="lr-tb"/>
      <style:text-properties style:font-name="DejaVu Sans Mono" fo:font-size="10pt" fo:language="en" fo:country="US"/>
    </style:style>
    <style:style style:name="P14" style:family="paragraph" style:parent-style-name="Normal">
      <style:paragraph-properties fo:text-align="justify" style:justify-single-word="false"/>
      <style:text-properties fo:color="#000000" style:font-name="Liberation Serif1" fo:font-size="12pt" fo:language="en" fo:country="US" fo:font-weight="normal"/>
    </style:style>
    <style:style style:name="P15" style:family="paragraph" style:parent-style-name="Normal">
      <style:paragraph-properties fo:text-align="justify" style:justify-single-word="false"/>
      <style:text-properties fo:color="#000000" style:font-name="Times New Roman" fo:font-size="12pt" fo:language="en" fo:country="GB" fo:font-weight="normal"/>
    </style:style>
    <style:style style:name="P16" style:family="paragraph" style:parent-style-name="Normal">
      <style:paragraph-properties fo:text-align="start" style:justify-single-word="false" style:writing-mode="lr-tb"/>
      <style:text-properties style:font-name="Nimbus Sans L" fo:font-size="14pt" fo:language="en" fo:country="US" fo:font-weight="bold"/>
    </style:style>
    <style:style style:name="P17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style:writing-mode="lr-tb"/>
      <style:text-properties fo:color="#000000" style:font-name="Times New Roman" fo:font-size="12pt" fo:language="en" fo:country="GB" fo:font-weight="normal"/>
    </style:style>
    <style:style style:name="T1" style:family="text">
      <style:text-properties fo:color="#000000" style:font-name="Liberation Serif1" fo:font-size="12pt" fo:language="en" fo:country="US" fo:font-weight="normal"/>
    </style:style>
    <style:style style:name="T2" style:family="text">
      <style:text-properties fo:color="#000000" style:font-name="Times New Roman" fo:font-size="12pt" fo:language="en" fo:country="GB" fo:font-weight="normal"/>
    </style:style>
    <style:style style:name="T3" style:family="text">
      <style:text-properties fo:font-variant="normal" fo:text-transform="none" fo:color="#000000" fo:font-weight="normal"/>
    </style:style>
    <style:style style:name="T4" style:family="text">
      <style:text-properties fo:font-variant="normal" fo:text-transform="none" fo:color="#000000" fo:font-weight="bold"/>
    </style:style>
    <style:style style:name="T5" style:family="text">
      <style:text-properties style:font-name="DejaVu Sans Mono" fo:font-size="10pt" fo:language="en" fo:country="US" fo:font-weight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SEP #116: New function conjgrad as gateway to the Conjugate Gradient family solvers. pcg obsolete as it is.</text:p>
        <text:p text:style-name="P6"/>
        <text:p text:style-name="P7"/>
        <text:p text:style-name="P7">Version: 1.0</text:p>
        <text:p text:style-name="P7">Author: Paul Bignier</text:p>
        <text:p text:style-name="P7">Review: </text:p>
        <text:p text:style-name="P7">Commented: </text:p>
        <text:p text:style-name="P7">State:</text:p>
        <text:p text:style-name="P7">Scilab-Version: 5.5.0</text:p>
        <text:p text:style-name="P7">Created: Oct 24 2013</text:p>
        <text:p text:style-name="P6"/>
        <text:p text:style-name="P7"/>
        <text:p text:style-name="P8">Abstract</text:p>
        <text:p text:style-name="P4"><text:span text:style-name="T1">The aim of this SEP is to present the new function </text:span>conjgrad<text:span text:style-name="T1">, which is a gateway to chose from:</text:span></text:p>
        <text:p text:style-name="P14">- “pcg” (Predonditioned Conjugate Gradient),</text:p>
        <text:p text:style-name="P14">- “cgs” (predonditioned Conjugate Gradient Squared),</text:p>
        <text:p text:style-name="P14">- “bicg” (predonditioned BiConjugate Gradient) and</text:p>
        <text:p text:style-name="P14">- “bicgstab” (predonditioned BiConjugate Gradient Stabilized) linear system solvers.</text:p>
        <text:p text:style-name="P7"/>
        <text:p text:style-name="P8">Rationale</text:p>
        <text:p text:style-name="P15">To solve A*x=b linear systems, Scilab proposes the pcg function (Preconditioned Conjugate Gradient method).</text:p>
        <text:p text:style-name="P15">conjgrad introduces three new solvers: “cgs”, “bicg” and “bicgstab” selectable from an input argument.</text:p>
        <text:p text:style-name="P7"/>
        <text:p text:style-name="P4"><text:span text:style-name="T2">As it is, the pcg function will be obsolete and calling pcg(A, b,...) shall be replaced by </text:span>conjgrad<text:span text:style-name="T2">(A, b, “pcg”,...).</text:span></text:p>
        <text:p text:style-name="P7"/>
        <text:p text:style-name="P4"><text:span text:style-name="T2">By default, </text:span>conjgrad<text:span text:style-name="T2"> selects “bicgstab”.</text:span></text:p>
        <text:p text:style-name="P7"/>
        <text:p text:style-name="P4">The inputs and outputs of conjgrad are the same as Matlab’s pcg, cgs, bicg and bicgstab commands.</text:p>
        <text:p text:style-name="P4"/>
        <text:p text:style-name="P16">Calling Sequence</text:p>
        <text:p text:style-name="P17">The available calling sequence is:</text:p>
        <text:p text:style-name="P9"/>
        <text:p text:style-name="P10"><text:span text:style-name="T3">[x, [flag, [err, [iter, [res]]]]] = </text:span><text:span text:style-name="T4">conjgrad </text:span><text:span text:style-name="T3">(A, b [, method [, tol [, maxIter [, M [, M2 [, x0 [, verbose]]]]]]])</text:span></text:p>
        <text:p text:style-name="P10"><text:span text:style-name="T3">[x, [flag, [err, [iter, [res</text:span><text:span text:style-name="T1">]]]]]</text:span><text:span text:style-name="T3"> = </text:span><text:span text:style-name="T4">conjgrad </text:span><text:span text:style-name="T3">(A, b [, method [, key=value,...]])</text:span></text:p>
        <text:p text:style-name="P10"/>
        <text:p text:style-name="P12">Example Usage</text:p>
        <text:p text:style-name="P11"/>
        <text:p text:style-name="P1">// Seven input arguments and all output arguments</text:p>
        <text:p text:style-name="P1">A = [10 1; 1 10];</text:p>
        <text:p text:style-name="P1">b = [11; 11];</text:p>
        <text:p text:style-name="P1">tol = 100*%eps;</text:p>
        <text:p text:style-name="P1"><text:soft-page-break/>maxit = 10;</text:p>
        <text:p text:style-name="P1">M1 = [1 0; 0 1];</text:p>
        <text:p text:style-name="P1">M2 = [1 0; 0 1];</text:p>
        <text:p text:style-name="P1">x0 = [1; 1];</text:p>
        <text:p text:style-name="P1">[xcomputed, flag, err, iter, res] = conjgrad(A, b, “pcg”, tol, maxit, M1, M2,x0)</text:p>
        <text:p text:style-name="P2"><text:span text:style-name="T5">[xcomputed, flag, err, iter, res] = </text:span>conjgrad<text:span text:style-name="T5">(A, b, “cgs”, tol, maxit, M1, M2,x0)</text:span></text:p>
        <text:p text:style-name="P2"><text:span text:style-name="T5">[xcomputed, flag, err, iter, res] = </text:span>conjgrad<text:span text:style-name="T5">(A, b, “bicg”, tol, maxit, M1,M2,x0)</text:span></text:p>
        <text:p text:style-name="P2"><text:span text:style-name="T5">[xcomputed, flag, err, iter, res] = </text:span>conjgrad<text:span text:style-name="T5">(A, b,“bicgstab”,tol,maxit,M1,M2,x0)</text:span></text:p>
        <text:p text:style-name="P2"/>
        <text:p text:style-name="P1">// xexpected = [1; 1]</text:p>
        <text:p text:style-name="P1"/>
        <text:p text:style-name="P1">// Special case where b = 0</text:p>
        <text:p text:style-name="P1">A = [100 1; 1 10];</text:p>
        <text:p text:style-name="P1">b = [0; 0];</text:p>
        <text:p text:style-name="P1">[xcomputed, flag, err, iter, res] = conjgrad(A, b) // Selects bicgstab</text:p>
        <text:p text:style-name="P1"><text:span text:style-name="T5">[xcomputed, flag, err, iter, res] = </text:span>conjgrad<text:span text:style-name="T5">(A, b, ”pcg”)</text:span></text:p>
        <text:p text:style-name="P2"><text:span text:style-name="T5">[xcomputed, flag, err, iter, res] = </text:span>conjgrad<text:span text:style-name="T5">(A, b, ”cgs”)</text:span></text:p>
        <text:p text:style-name="P2"><text:span text:style-name="T5">[xcomputed, flag, err, iter, res] = </text:span>conjgrad<text:span text:style-name="T5">(A, b, ”bicg”)</text:span></text:p>
        <text:p text:style-name="P2"><text:span text:style-name="T5">[xcomputed, flag, err, iter, res] = </text:span>conjgrad<text:span text:style-name="T5">(A, b, ”bicgstab”)</text:span></text:p>
        <text:p text:style-name="P2">// xexpected = [0; 0];</text:p>
        <text:p text:style-name="P1"/>
        <text:p text:style-name="P8">Changelog</text:p>
        <text:list xml:id="list7081895341" text:style-name="L1">
          <text:list-item>
            <text:p text:style-name="P13">– Initial Revision</text:p>
          </text:list-item>
        </text:list>
        <text:p text:style-name="P8">Copyright</text:p>
        <text:p text:style-name="P5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Liberation Serif1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List_20_Contents" style:display-name="List Contents" style:family="paragraph" style:parent-style-name="Normal" style:class="html">
      <style:paragraph-properties fo:margin="100%" fo:margin-left="0.3937in" fo:margin-right="0in" fo:text-indent="0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Nimbus Sans L" fo:font-size="14pt"/>
    </style:style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Preformatted_20_Text" style:display-name="Preformatted Text" style:family="paragraph" style:parent-style-name="Normal" style:class="html">
      <style:paragraph-properties fo:margin-top="0in" fo:margin-bottom="0in"/>
      <style:text-properties style:font-name="DejaVu Sans Mono" fo:font-size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Normal" style:family="paragraph"/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Teletype_5f_text_5f_text_5f_text_5f_text_5f_text_5f_text_5f_text_5f_text_5f_text_5f_text_5f_text_5f_text_5f_text_5f_text_5f_text" style:display-name="Teletype_text_text_text_text_text_text_text_text_text_text_text_text_text_text_text" style:family="text">
      <style:text-properties style:font-name="DejaVu Sans Mono"/>
    </style:style>
    <style:style style:name="Teletype_5f_text_5f_text_5f_text_5f_text_5f_text_5f_text_5f_text_5f_text_5f_text_5f_text_5f_text_5f_text_5f_text_5f_text_5f_text_5f_text_5f_text_5f_text_5f_text_5f_text_5f_text_5f_text_5f_text_5f_text_5f_text" style:display-name="Teletype_text_text_text_text_text_text_text_text_text_text_text_text_text_text_text_text_text_text_text_text_text_text_text_text_text" style:family="text">
      <style:text-properties style:font-name="DejaVu Sans Mono"/>
    </style:style>
    <style:style style:name="Bullet_20_Symbols_5f_text_5f_text_5f_text_5f_text_5f_text_5f_text_5f_text_5f_text_5f_text_5f_text_5f_text_5f_text_5f_text_5f_text_5f_text" style:display-name="Bullet Symbols_text_text_text_text_text_text_text_text_text_text_text_text_text_text_text" style:family="text">
      <style:text-properties style:font-name="StarSymbol" fo:font-size="9pt"/>
    </style:style>
    <style:style style:name="Internet_20_link_5f_text_5f_text_5f_text_5f_text_5f_text_5f_text_5f_text_5f_text_5f_text_5f_text_5f_text_5f_text_5f_text_5f_text_5f_text" style:display-name="Internet link_text_text_text_text_text_text_text_text_text_text_text_text_text_text_text" style:family="text">
      <style:text-properties fo:color="#000080" style:text-underline-style="solid" style:text-underline-width="auto" style:text-underline-color="font-color"/>
    </style:style>
    <style:style style:name="Source_20_Text_5f_text_5f_text_5f_text_5f_text_5f_text_5f_text_5f_text_5f_text_5f_text_5f_text_5f_text_5f_text_5f_text_5f_text_5f_text_5f_text_5f_text_5f_text_5f_text_5f_text" style:display-name="Source Text_text_text_text_text_text_text_text_text_text_text_text_text_text_text_text_text_text_text_text_text" style:family="text">
      <style:text-properties style:font-name="Courier New"/>
    </style:style>
    <style:style style:name="Bullet_20_Symbols_5f_text_5f_text_5f_text_5f_text_5f_text_5f_text_5f_text_5f_text_5f_text_5f_text_5f_text_5f_text_5f_text_5f_text_5f_text_5f_text_5f_text_5f_text_5f_text_5f_text" style:display-name="Bullet Symbols_text_text_text_text_text_text_text_text_text_text_text_text_text_text_text_text_text_text_text_text" style:family="text">
      <style:text-properties style:font-name="OpenSymbol"/>
    </style:style>
    <style:style style:name="Bullet_20_Symbols_5f_text_5f_text_5f_text_5f_text_5f_text_5f_text_5f_text_5f_text_5f_text_5f_text_5f_text_5f_text_5f_text_5f_text_5f_text_5f_text_5f_text_5f_text_5f_text_5f_text_5f_text_5f_text_5f_text_5f_text_5f_text" style:display-name="Bullet Symbols_text_text_text_text_text_text_text_text_text_text_text_text_text_text_text_text_text_text_text_text_text_text_text_text_text" style:family="text">
      <style:text-properties style:font-name="StarSymbol" fo:font-size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Pierre MARECHAL</meta:initial-creator>
    <dc:creator>Paul Bignier</dc:creator>
    <meta:creation-date>2008-07-09T13:39:08</meta:creation-date>
    <dc:date>2013-11-19T15:02:51</dc:date>
    <meta:editing-duration>PT8S</meta:editing-duration>
    <meta:editing-cycles>2</meta:editing-cycles>
    <meta:document-statistic meta:table-count="0" meta:image-count="0" meta:object-count="0" meta:page-count="2" meta:paragraph-count="51" meta:word-count="373" meta:character-count="2255" meta:non-whitespace-character-count="1931"/>
  </office:meta>
</office:document-meta>
</file>